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6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reare una classe EsameUniversitario con le seguenti proprietà:</text:p>
      <text:list xml:id="list684645864" text:style-name="WWNum2">
        <text:list-item>
          <text:p text:style-name="P1">nome </text:p>
        </text:list-item>
        <text:list-item>
          <text:p text:style-name="P1">annoDiCorso (in che anno si segue da 1 a 5)</text:p>
        </text:list-item>
        <text:list-item>
          <text:p text:style-name="P1">oreSettimanali (numero di ore delle lezioni alla settimana)</text:p>
        </text:list-item>
        <text:list-item>
          <text:p text:style-name="P1">facoltà </text:p>
        </text:list-item>
        <text:list-item>
          <text:p text:style-name="P1">crediti </text:p>
        </text:list-item>
        <text:list-item>
          <text:p text:style-name="P1">professore (nome e cognome)</text:p>
        </text:list-item>
      </text:list>
      <text:p text:style-name="Standard"/>
      <text:p text:style-name="Standard"/>
      <text:p text:style-name="Standard">Implementare:</text:p>
      <text:list xml:id="list1707550535" text:style-name="WWNum1">
        <text:list-item>
          <text:p text:style-name="P2">Uno o più costruttori a seconda delle esigenze</text:p>
        </text:list-item>
        <text:list-item>
          <text:p text:style-name="P2">Setter e getter adeguati</text:p>
        </text:list-item>
        <text:list-item>
          <text:p text:style-name="P2">il metodo toString() per la descrizione completa dell’esame</text:p>
        </text:list-item>
        <text:list-item>
          <text:p text:style-name="P2">un metodo equals che stabilisca quando un esame è uguale ad un’altro esame (lo stesso corso può essere tenuto da professori diversi in diversi momenti (può succedere nello stesso anno accademico o in anni diversi))</text:p>
        </text:list-item>
      </text:list>
      <text:p text:style-name="Standard"/>
      <text:p text:style-name="Standard"/>
      <text:p text:style-name="Standard">Creare una classe Professore con le seguenti proprietà;</text:p>
      <text:list xml:id="list1227230423" text:style-name="WWNum3">
        <text:list-item>
          <text:p text:style-name="P3">nome</text:p>
        </text:list-item>
        <text:list-item>
          <text:p text:style-name="P3">cognome</text:p>
        </text:list-item>
        <text:list-item>
          <text:p text:style-name="P3">data di nascita</text:p>
        </text:list-item>
        <text:list-item>
          <text:p text:style-name="P3">ordinario/associato </text:p>
        </text:list-item>
      </text:list>
      <text:p text:style-name="Standard"/>
      <text:p text:style-name="Standard"/>
      <text:p text:style-name="Standard">Implementare:</text:p>
      <text:list xml:id="list1380469641" text:style-name="WWNum4">
        <text:list-item>
          <text:p text:style-name="P4">un costruttore per valorizzare tutti gli attributi</text:p>
        </text:list-item>
        <text:list-item>
          <text:p text:style-name="P4"><text:soft-page-break/>un metodo toString() per fornire la descrizione completa </text:p>
        </text:list-item>
      </text:list>
      <text:p text:style-name="Standard"/>
      <text:p text:style-name="Standard"/>
      <text:p text:style-name="Standard">Creare una classe di test secondo le seguenti specifiche:</text:p>
      <text:list xml:id="list1736277976" text:style-name="WWNum5">
        <text:list-item>
          <text:p text:style-name="P5">creare 3 esami <text:s/>di matematica1, che si segue al primo anno,ore settimanali 8, facoltà di matematica, che assegna 20 crediti)</text:p>
        </text:list-item>
        <text:list-item>
          <text:p text:style-name="P5">il primo è tenuto da Mario Rossi, il secondo da Paolo Belli e il terzo da Gino Bino</text:p>
        </text:list-item>
        <text:list-item>
          <text:p text:style-name="P5">creare 1 esame di fisica1 sempre facoltà di matematica e inventarsi gli altri dati</text:p>
        </text:list-item>
        <text:list-item>
          <text:p text:style-name="P5">stabilire se i 3 esami sono uguali, o se gli studenti di matematica li devono seguire tutti e 3</text:p>
        </text:list-item>
        <text:list-item>
          <text:p text:style-name="P5">dare una descrizione completa degli esami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6" meta:word-count="226" meta:character-count="1293" meta:non-whitespace-character-count="1108"/>
    <meta:generator>LibreOfficeDev/6.0.5.2$Linux_X86_64 LibreOffice_project/</meta:generator>
  </office:meta>
</office:document-meta>
</file>